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1.898cm" fo:min-width="19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7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12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top" draw:auto-grow-height="false" fo:min-height="2.75cm" fo:min-width="10.1cm"/>
      <style:paragraph-properties style:writing-mode="lr-tb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2.55cm" fo:min-width="3.3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1.316cm" fo:min-width="2.2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83cm" fo:min-width="3.367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75cm" fo:min-width="2.5cm"/>
      <style:paragraph-properties style:writing-mode="lr-tb"/>
    </style:style>
    <style:style style:name="gr10" style:family="graphic" style:parent-style-name="standard">
      <style:graphic-properties draw:fill-color="#ff6d6d" draw:textarea-horizontal-align="justify" draw:textarea-vertical-align="middle" draw:auto-grow-height="false" fo:min-height="1.05cm" fo:min-width="5cm"/>
      <style:paragraph-properties style:writing-mode="lr-tb"/>
    </style:style>
    <style:style style:name="gr11" style:family="graphic" style:parent-style-name="standard">
      <style:graphic-properties svg:stroke-color="#000000" draw:fill-color="#77bc65" draw:textarea-horizontal-align="justify" draw:textarea-vertical-align="middle" draw:auto-grow-height="false" fo:min-height="1.35cm" fo:min-width="2.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17.5cm"/>
      <style:paragraph-properties style:writing-mode="lr-tb"/>
    </style:style>
    <style:style style:name="gr16" style:family="graphic" style:parent-style-name="objectwithoutfill">
      <style:graphic-properties draw:marker-start="Rounded_20_large_20_Arrow" draw:marker-end="Arrow" draw:marker-end-width="0.3cm" draw:fill="solid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18" style:family="graphic" style:parent-style-name="standard">
      <style:graphic-properties draw:fill-color="#ff6d6d" draw:textarea-horizontal-align="justify" draw:textarea-vertical-align="middle" draw:auto-grow-height="false" fo:min-height="0.35cm" fo:min-width="0.1cm"/>
    </style:style>
    <style:style style:name="gr19" style:family="graphic" style:parent-style-name="standard">
      <style:graphic-properties draw:fill-color="#77bc65" draw:textarea-horizontal-align="justify" draw:textarea-vertical-align="middle" draw:auto-grow-height="false" fo:min-height="0.35cm" fo:min-width="0.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35cm" fo:min-width="0.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23" style:family="graphic" style:parent-style-name="standard">
      <style:graphic-properties draw:fill-color="#50200c" draw:textarea-horizontal-align="justify" draw:textarea-vertical-align="middle" draw:auto-grow-height="false" fo:min-height="0.15cm" fo:min-width="7.6cm"/>
    </style:style>
    <style:style style:name="gr24" style:family="graphic" style:parent-style-name="standard">
      <style:graphic-properties draw:fill-color="#50200c" draw:textarea-horizontal-align="justify" draw:textarea-vertical-align="middle" draw:auto-grow-height="false" fo:min-height="0.35cm" fo:min-width="0.1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77bc65"/>
      <style:paragraph-properties fo:text-align="start" style:writing-mode="lr-tb"/>
    </style:style>
    <style:style style:name="P7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-color="#ff6d6d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77bc6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729fc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ff6d6d"/>
      <style:paragraph-properties fo:text-align="center"/>
    </style:style>
    <style:style style:name="P16" style:family="paragraph">
      <loext:graphic-properties draw:fill-color="#77bc65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50200c"/>
      <style:paragraph-properties fo:text-align="center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20cm" svg:height="12.2cm" svg:x="7.2cm" svg:y="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1cm" svg:height="1cm" svg:x="19.1cm" svg:y="11.6cm">
            <text:p text:style-name="P2">Driver 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cm" svg:height="2.2cm" svg:x="22.5cm" svg:y="12.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4" draw:text-style-name="P4" draw:layer="layout" svg:width="4.1cm" svg:height="1.199cm" svg:x="23.1cm" svg:y="13.5cm">
            <draw:text-box>
              <text:p><text:span text:style-name="T1">To Physical Layer </text:span></text:p>
            </draw:text-box>
          </draw:frame>
          <draw:custom-shape draw:style-name="gr5" draw:text-style-name="P6" xml:id="id2" draw:id="id2" draw:layer="layout" svg:width="10.6cm" svg:height="3cm" svg:x="16.6cm" svg:y="8.2cm">
            <text:p text:style-name="P5">soc_lay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3.8cm" svg:height="2.8cm" svg:x="11.756cm" svg:y="8.162cm">
            <text:p text:style-name="P7"><text:span text:style-name="T2">Connection</text:span></text:p>
            <text:p text:style-name="P7"><text:span text:style-name="T2"><text:s/></text:span><text:span text:style-name="T2">Manag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2.8cm" svg:height="1.6cm" svg:x="24cm" svg:y="8.8cm">
            <text:p text:style-name="P9"><text:span text:style-name="T3">Ms</text:span><text:span text:style-name="T3">g </text:span><text:span text:style-name="T3">rec</text:span></text:p>
            <text:p text:style-name="P9"><text:span text:style-name="T3">Thr</text:span><text:span text:style-name="T3">ea</text:span><text:span text:style-name="T3">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.867cm" svg:height="1.533cm" svg:x="8.433cm" svg:y="0.6cm">
            <text:p text:style-name="P9"><text:span text:style-name="T3">Appl State Machin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3cm" svg:height="2cm" svg:x="8.2cm" svg:y="5.4cm">
            <text:p text:style-name="P9"><text:span text:style-name="T3">S</text:span><text:span text:style-name="T3">er</text:span><text:span text:style-name="T3">v</text:span><text:span text:style-name="T3">er </text:span><text:span text:style-name="T3">L</text:span><text:span text:style-name="T3">o</text:span><text:span text:style-name="T3">g</text:span><text:span text:style-name="T3">g</text:span><text:span text:style-name="T3">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xml:id="id1" draw:id="id1" draw:layer="layout" svg:width="5.5cm" svg:height="1.3cm" svg:x="19.2cm" svg:y="5.4cm">
            <text:p text:style-name="P7"><text:span text:style-name="T2">Client</text:span></text:p>
            <text:p text:style-name="P7"><text:span text:style-name="T2"><text:s/></text:span><text:span text:style-name="T2">Manag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2.8cm" svg:height="1.6cm" svg:x="20.6cm" svg:y="8.8cm">
            <text:p text:style-name="P9"><text:span text:style-name="T3">Msg transmit</text:span></text:p>
            <text:p text:style-name="P9"><text:span text:style-name="T3">Thread</text:span></text:p>
            <draw:enhanced-geometry svg:viewBox="0 0 21600 21600" draw:type="rectangle" draw:enhanced-path="M 0 0 L 21600 0 21600 21600 0 21600 0 0 Z N"/>
          </draw:custom-shape>
          <draw:frame draw:style-name="gr12" draw:text-style-name="P13" draw:layer="layout" svg:width="3.6cm" svg:height="1.361cm" svg:x="22.4cm" svg:y="6.8cm">
            <draw:text-box>
              <text:p><text:span text:style-name="T4">Message Queue</text:span></text:p>
            </draw:text-box>
          </draw:frame>
          <draw:line draw:style-name="gr13" draw:text-style-name="P14" draw:layer="layout" svg:x1="16.6cm" svg:y1="9.6cm" svg:x2="15.4cm" svg:y2="9.6cm">
            <text:p/>
          </draw:line>
          <draw:connector draw:style-name="gr14" draw:text-style-name="P14" draw:layer="layout" draw:type="line" svg:x1="21.95cm" svg:y1="6.7cm" svg:x2="21.9cm" svg:y2="8.2cm" draw:start-shape="id1" draw:start-glue-point="2" draw:end-shape="id2" svg:d="M21950 6700l-50 1500" svg:viewBox="0 0 51 1501">
            <text:p/>
          </draw:connector>
          <draw:custom-shape draw:style-name="gr15" draw:text-style-name="P2" draw:layer="layout" svg:width="18cm" svg:height="0.8cm" svg:x="8.1cm" svg:y="3.3cm">
            <text:p text:style-name="P2">Application Interface BUS</text:p>
            <draw:enhanced-geometry svg:viewBox="0 0 21600 21600" draw:type="rectangle" draw:enhanced-path="M 0 0 L 21600 0 21600 21600 0 21600 0 0 Z N"/>
          </draw:custom-shape>
          <draw:line draw:style-name="gr16" draw:text-style-name="P14" draw:layer="layout" svg:x1="13.2cm" svg:y1="4.1cm" svg:x2="13.2cm" svg:y2="8.162cm">
            <text:p/>
          </draw:line>
          <draw:connector draw:style-name="gr14" draw:text-style-name="P14" draw:layer="layout" draw:type="line" svg:x1="9.536cm" svg:y1="4.093cm" svg:x2="9.564cm" svg:y2="5.501cm" svg:d="M9536 4093l28 1408" svg:viewBox="0 0 29 1409">
            <text:p/>
          </draw:connector>
          <draw:connector draw:style-name="gr14" draw:text-style-name="P14" draw:layer="layout" draw:type="line" svg:x1="10.339cm" svg:y1="2.19cm" svg:x2="10.4cm" svg:y2="3.3cm" svg:d="M10339 2190l61 1110" svg:viewBox="0 0 62 1111">
            <text:p/>
          </draw:connector>
          <draw:connector draw:style-name="gr14" draw:text-style-name="P14" draw:layer="layout" draw:type="line" svg:x1="22.936cm" svg:y1="4.093cm" svg:x2="22.964cm" svg:y2="5.501cm" svg:d="M22936 4093l28 1408" svg:viewBox="0 0 29 1409">
            <text:p/>
          </draw:connector>
          <draw:custom-shape draw:style-name="gr17" draw:text-style-name="P3" draw:layer="layout" svg:width="0.6cm" svg:height="0.6cm" svg:x="1.4cm" svg:y="1.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6cm" svg:height="0.6cm" svg:x="1.4cm" svg:y="2.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0.6cm" svg:height="0.6cm" svg:x="1.4cm" svg:y="3.3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3.6cm" svg:height="0.725cm" svg:x="2.9cm" svg:y="1.375cm">
            <draw:text-box>
              <text:p><text:span text:style-name="T1">E</text:span><text:span text:style-name="T1">v</text:span><text:span text:style-name="T1">e</text:span><text:span text:style-name="T1">n</text:span><text:span text:style-name="T1">t</text:span><text:span text:style-name="T1"> </text:span><text:span text:style-name="T1">D</text:span><text:span text:style-name="T1">r</text:span><text:span text:style-name="T1">i</text:span><text:span text:style-name="T1">v</text:span><text:span text:style-name="T1">e</text:span><text:span text:style-name="T1">n</text:span></text:p>
            </draw:text-box>
          </draw:frame>
          <draw:frame draw:style-name="gr20" draw:text-style-name="P4" draw:layer="layout" svg:width="3.6cm" svg:height="0.725cm" svg:x="2.8cm" svg:y="2.276cm">
            <draw:text-box>
              <text:p><text:span text:style-name="T1">Periodic Module</text:span></text:p>
            </draw:text-box>
          </draw:frame>
          <draw:frame draw:style-name="gr20" draw:text-style-name="P4" draw:layer="layout" svg:width="3.6cm" svg:height="0.725cm" svg:x="3cm" svg:y="3.276cm">
            <draw:text-box>
              <text:p><text:span text:style-name="T1">S</text:span><text:span text:style-name="T1">o</text:span><text:span text:style-name="T1">c</text:span><text:span text:style-name="T1">k</text:span><text:span text:style-name="T1">e</text:span><text:span text:style-name="T1">t</text:span><text:span text:style-name="T1"> </text:span><text:span text:style-name="T1">S</text:span><text:span text:style-name="T1">p</text:span><text:span text:style-name="T1">e</text:span><text:span text:style-name="T1">c</text:span><text:span text:style-name="T1">i</text:span><text:span text:style-name="T1">f</text:span><text:span text:style-name="T1">i</text:span><text:span text:style-name="T1">c</text:span></text:p>
            </draw:text-box>
          </draw:frame>
          <draw:custom-shape draw:style-name="gr21" draw:text-style-name="P17" draw:layer="layout" svg:width="0.6cm" svg:height="0.6cm" svg:x="1.4cm" svg:y="4.3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3.6cm" svg:height="0.725cm" svg:x="3cm" svg:y="4.277cm">
            <draw:text-box>
              <text:p><text:span text:style-name="T1">App/Feature</text:span></text:p>
            </draw:text-box>
          </draw:frame>
          <draw:connector draw:style-name="gr14" draw:text-style-name="P14" draw:layer="layout" draw:type="line" svg:x1="0.865cm" svg:y1="5.718cm" svg:x2="2.694cm" svg:y2="5.718cm" svg:d="M865 5718h1829" svg:viewBox="0 0 1830 1">
            <text:p/>
          </draw:connector>
          <draw:line draw:style-name="gr13" draw:text-style-name="P14" draw:layer="layout" svg:x1="1.1cm" svg:y1="6.9cm" svg:x2="2.7cm" svg:y2="6.9cm">
            <text:p/>
          </draw:line>
          <draw:frame draw:style-name="gr4" draw:text-style-name="P4" draw:layer="layout" svg:width="3.4cm" svg:height="1.199cm" svg:x="3cm" svg:y="5.3cm">
            <draw:text-box>
              <text:p><text:span text:style-name="T1">Msg Queue (IPC)</text:span></text:p>
            </draw:text-box>
          </draw:frame>
          <draw:frame draw:style-name="gr22" draw:text-style-name="P4" draw:layer="layout" svg:width="3.4cm" svg:height="0.8cm" svg:x="3.5cm" svg:y="6.6cm">
            <draw:text-box>
              <text:p><text:span text:style-name="T1">Pipe</text:span></text:p>
            </draw:text-box>
          </draw:frame>
          <draw:custom-shape draw:style-name="gr23" draw:text-style-name="P18" draw:layer="layout" svg:width="8.1cm" svg:height="0.4cm" svg:x="19.1cm" svg:y="11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8" draw:layer="layout" svg:width="0.6cm" svg:height="0.6cm" svg:x="1.5cm" svg:y="7.7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3.6cm" svg:height="0.725cm" svg:x="3cm" svg:y="7.578cm">
            <draw:text-box>
              <text:p><text:span text:style-name="T1">OS internals</text:span></text:p>
            </draw:text-box>
          </draw:frame>
        </draw:g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23:19:41.041383112</meta:creation-date>
    <dc:date>2020-12-12T09:58:57.264636071</dc:date>
    <meta:editing-duration>P1DT3H40M23S</meta:editing-duration>
    <meta:editing-cycles>11</meta:editing-cycles>
    <meta:generator>LibreOffice/6.4.6.2$Linux_X86_64 LibreOffice_project/40$Build-2</meta:generator>
    <meta:document-statistic meta:object-count="58"/>
  </office:meta>
</office:document-meta>
</file>